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966in" table:align="margins"/>
    </style:style>
    <style:style style:name="Table1.A" style:family="table-column">
      <style:table-column-properties style:column-width="4.6556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240289"/>
    </style:style>
    <style:style style:name="P9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9" style:family="text">
      <style:text-properties fo:font-style="italic"/>
    </style:style>
    <style:style style:name="T10" style:family="text">
      <style:text-properties fo:font-style="italic" officeooo:rsid="00240289"/>
    </style:style>
    <style:style style:name="T11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240289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19" style:family="text">
      <style:text-properties officeooo:rsid="0024028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10"><text:span text:style-name="T7">eProsima </text:span><text:span text:style-name="T8">RPC</text:span><text:span text:style-name="T7">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13">To install </text:span><text:span text:style-name="T15">eProsima </text:span><text:span text:style-name="T16">RPC</text:span><text:span text:style-name="T11"> </text:span><text:span text:style-name="T13">read the</text:span><text:span text:style-name="T1"> </text:span><text:a xlink:type="simple" xlink:href="../doc/pdf/RPC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3">To start using </text:span><text:span text:style-name="T15">eProsima </text:span><text:span text:style-name="T16">RPC</text:span><text:span text:style-name="T11"> </text:span><text:span text:style-name="T13">begin by reading the</text:span><text:span text:style-name="T1"> </text:span><text:a xlink:type="simple" xlink:href="../doc/pdf/RPC%20-%20DDS%20-%20User%20Manual.pdf"><text:span text:style-name="T19">RPC over DDS U</text:span></text:a><text:a xlink:type="simple" xlink:href="../doc/pdf/RPC%20-%20DDS%20-%20User%20Manual.pdf">ser Manual</text:a> <text:span text:style-name="T19">(RPC over DDS)</text:span> <text:span text:style-name="T19">or </text:span><text:span text:style-name="T14">the</text:span><text:span text:style-name="T4"> </text:span><text:a xlink:type="simple" xlink:href="file:///home/rafael/workspace/desarrollo/proyectos/rpcdds_restful/doc/pdf/RPC%20-%20REST%20-%20User%20Manual.pdf"><text:span text:style-name="T19">RPC over REST User Manual</text:span></text:a><text:span text:style-name="T19"> (RPC over REST)</text:span><text:span text:style-name="T1">. This document</text:span><text:span text:style-name="T4">s</text:span><text:span text:style-name="T1"> cover the basic and advance concepts of this product </text:span><text:span text:style-name="T4">for each concrete implementation </text:span><text:span text:style-name="T1">and it introduces you in its usage.</text:span></text:p>
      <text:p text:style-name="P7"><text:span text:style-name="T17">eProsima </text:span><text:span text:style-name="T18">RPC</text:span><text:span text:style-name="T11"> </text:span><text:span text:style-name="T12">C++ API can be consulted in the</text:span><text:span text:style-name="T1"> <text:s/></text:span><text:a xlink:type="simple" xlink:href="../doc/pdf/RPC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3 eProsima. All rights reserved.</text:p>
      <text:p text:style-name="P5">This copy of <text:span text:style-name="T9">eProsima </text:span><text:span text:style-name="T10">RPC</text:span> is licensed to you under the terms described in the <text:span text:style-name="T19">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7T14:28:09.857070952</dc:date>
    <meta:editing-duration>PT37M56S</meta:editing-duration>
    <meta:editing-cycles>54</meta:editing-cycles>
    <meta:generator>LibreOffice/4.1.0.0.beta2$Linux_X86_64 LibreOffice_project/410$Build-0</meta:generator>
    <meta:document-statistic meta:table-count="1" meta:image-count="1" meta:object-count="0" meta:page-count="1" meta:paragraph-count="9" meta:word-count="147" meta:character-count="888" meta:non-whitespace-character-count="748"/>
  </office:meta>
</office:document-meta>
</file>